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fill="none" draw:textarea-horizontal-align="justify" draw:textarea-vertical-align="middle" draw:auto-grow-height="false" draw:shadow-offset-x="0.305cm" draw:shadow-offset-y="0.305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="hatch" draw:fill-gradient-name="Gradient_20_1" draw:fill-hatch-name="Black_20_45_20_Degrees" draw:textarea-horizontal-align="justify" draw:textarea-vertical-align="middle" draw:auto-grow-height="false"/>
    </style:style>
    <style:style style:name="gr6" style:family="graphic" style:parent-style-name="standard">
      <style:graphic-properties draw:fill="hatch" draw:fill-hatch-name="Hatch_20_1" draw:fill-hatch-solid="fals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1.177cm"/>
    </style:style>
    <style:style style:name="gr12" style:family="graphic" style:parent-style-name="standard">
      <style:graphic-properties draw:stroke="none" svg:stroke-color="#000000" draw:fill="none" draw:fill-color="#ffffff" fo:min-height="1.27cm"/>
    </style:style>
    <style:style style:name="gr13" style:family="graphic" style:parent-style-name="standard">
      <style:graphic-properties draw:stroke="none" draw:fill="none" fo:min-height="1.426cm"/>
    </style:style>
    <style:style style:name="gr14" style:family="graphic" style:parent-style-name="standard">
      <style:graphic-properties svg:stroke-width="0.102cm" draw:marker-start="Circle" draw:marker-start-width="0.356cm" draw:marker-end="Circle" draw:marker-end-width="0.356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5pt" style:font-size-asian="14pt" style:font-size-complex="14pt"/>
    </style:style>
    <style:style style:name="P4" style:family="paragraph">
      <style:text-properties fo:font-size="15pt" style:font-size-asian="18pt" style:font-size-complex="18pt"/>
    </style:style>
    <style:style style:name="T1" style:family="text">
      <style:text-properties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style:font-size-asian="14pt" style:font-size-complex="14pt"/>
    </style:style>
    <style:style style:name="T4" style:family="text">
      <style:text-properties fo:font-family="Arial" style:font-style-name="Regular" style:font-family-generic="swiss" fo:font-size="15pt" style:font-family-asian="Arial" style:font-style-name-asian="Regular" style:font-family-generic-asian="swiss" style:font-size-asian="14pt" style:font-family-complex="Arial" style:font-style-name-complex="Regular" style:font-family-generic-complex="swiss" style:font-size-complex="14pt"/>
    </style:style>
    <style:style style:name="T5" style:family="text">
      <style:text-properties fo:font-family="Arial" style:font-family-generic="roman" style:font-pitch="variable" fo:font-size="15pt" style:font-family-asian="Arial" style:font-style-name-asian="Regular" style:font-family-generic-asian="swiss" style:font-size-asian="14pt" style:font-family-complex="Arial" style:font-style-name-complex="Regular" style:font-family-generic-complex="swiss" style:font-size-complex="14pt"/>
    </style:style>
    <style:style style:name="T6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89cm" svg:y1="13.335cm" svg:x2="23.495cm" svg:y2="13.335cm">
          <text:p/>
        </draw:line>
        <draw:frame draw:style-name="gr2" draw:layer="layout" svg:width="1.27cm" svg:height="0.963cm" svg:x="24.765cm" svg:y="4.117cm">
          <draw:text-box>
            <text:p>T</text:p>
          </draw:text-box>
        </draw:frame>
        <draw:frame draw:style-name="gr2" draw:layer="layout" svg:width="1.27cm" svg:height="0.963cm" svg:x="24.765cm" svg:y="4.752cm">
          <draw:text-box>
            <text:p>00</text:p>
          </draw:text-box>
        </draw:frame>
        <draw:frame draw:style-name="gr2" draw:layer="layout" svg:width="1.27cm" svg:height="0.963cm" svg:x="24.765cm" svg:y="5.387cm">
          <draw:text-box>
            <text:p>01</text:p>
          </draw:text-box>
        </draw:frame>
        <draw:frame draw:style-name="gr2" draw:layer="layout" svg:width="1.27cm" svg:height="0.963cm" svg:x="24.765cm" svg:y="6.022cm">
          <draw:text-box>
            <text:p>02</text:p>
          </draw:text-box>
        </draw:frame>
        <draw:frame draw:style-name="gr2" draw:layer="layout" svg:width="1.27cm" svg:height="0.963cm" svg:x="24.765cm" svg:y="6.657cm">
          <draw:text-box>
            <text:p>03</text:p>
          </draw:text-box>
        </draw:frame>
        <draw:frame draw:style-name="gr2" draw:layer="layout" svg:width="1.27cm" svg:height="0.963cm" svg:x="24.765cm" svg:y="7.292cm">
          <draw:text-box>
            <text:p>04</text:p>
          </draw:text-box>
        </draw:frame>
        <draw:frame draw:style-name="gr2" draw:layer="layout" svg:width="1.27cm" svg:height="0.963cm" svg:x="24.765cm" svg:y="7.927cm">
          <draw:text-box>
            <text:p>05</text:p>
          </draw:text-box>
        </draw:frame>
        <draw:frame draw:style-name="gr2" draw:layer="layout" svg:width="1.27cm" svg:height="0.963cm" svg:x="24.765cm" svg:y="8.562cm">
          <draw:text-box>
            <text:p>06</text:p>
          </draw:text-box>
        </draw:frame>
        <draw:frame draw:style-name="gr2" draw:layer="layout" svg:width="1.27cm" svg:height="0.963cm" svg:x="24.765cm" svg:y="9.197cm">
          <draw:text-box>
            <text:p>07</text:p>
          </draw:text-box>
        </draw:frame>
        <draw:custom-shape draw:style-name="gr3" draw:text-style-name="P1" draw:layer="layout" svg:width="2.54cm" svg:height="2.21cm" draw:transform="rotate (-1.57079632679579) translate (14.275cm 1.2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.54cm" svg:height="2.21cm" draw:transform="rotate (-1.57079632679579) translate (14.275cm 5.08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6.35cm" svg:height="5.512cm" draw:transform="rotate (-1.57079632679579) translate (8.687cm 1.27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1.27cm" svg:height="5.08cm" svg:x="1.27cm" svg:y="1.9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5.08cm" svg:x="1.27cm" svg:y="10.79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54cm" svg:y1="4.445cm" svg:x2="3.175cm" svg:y2="4.445cm">
          <text:p/>
        </draw:line>
        <draw:line draw:style-name="gr1" draw:text-style-name="P1" draw:layer="layout" svg:x1="2.54cm" svg:y1="13.335cm" svg:x2="3.175cm" svg:y2="13.335cm">
          <text:p/>
        </draw:line>
        <draw:custom-shape draw:style-name="gr4" draw:text-style-name="P1" draw:layer="layout" svg:width="6.35cm" svg:height="5.512cm" draw:transform="rotate (-1.57079632679579) translate (8.687cm 10.16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layer="layout" svg:width="1.905cm" svg:height="0.963cm" svg:x="1.27cm" svg:y="0.942cm">
          <draw:text-box>
            <text:p>SBD</text:p>
          </draw:text-box>
        </draw:frame>
        <draw:frame draw:style-name="gr2" draw:layer="layout" svg:width="5.715cm" svg:height="0.963cm" svg:x="1.27cm" svg:y="9.832cm">
          <draw:text-box>
            <text:p>APD</text:p>
          </draw:text-box>
        </draw:frame>
        <draw:frame draw:style-name="gr7" draw:layer="layout" svg:width="3.139cm" svg:height="1.675cm" svg:x="3.81cm" svg:y="12.7cm">
          <draw:text-box>
            <text:p>Canberra</text:p>
            <text:p>preamp</text:p>
          </draw:text-box>
        </draw:frame>
        <draw:custom-shape draw:style-name="gr8" draw:text-style-name="P1" draw:layer="layout" svg:width="1.905cm" svg:height="1.27cm" svg:x="17.145cm" svg:y="1.905cm">
          <text:p text:style-name="P1">SCA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905cm" svg:height="1.27cm" svg:x="17.145cm" svg:y="5.715cm">
          <text:p text:style-name="P1">SCA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.145cm" svg:y1="2.54cm" svg:x2="14.275cm" svg:y2="2.54cm">
          <text:p/>
        </draw:line>
        <draw:line draw:style-name="gr1" draw:text-style-name="P1" draw:layer="layout" svg:x1="17.145cm" svg:y1="6.35cm" svg:x2="14.275cm" svg:y2="6.35cm">
          <text:p/>
        </draw:line>
        <draw:custom-shape draw:style-name="gr8" draw:text-style-name="P1" draw:layer="layout" svg:width="1.905cm" svg:height="6.35cm" svg:x="19.685cm" svg:y="1.27cm">
          <text:p text:style-name="P1">Start</text:p>
          <text:p text:style-name="P1"/>
          <text:p text:style-name="P1">TAC</text:p>
          <text:p text:style-name="P1"/>
          <text:p text:style-name="P1"><text:span text:style-name="T1"/></text:p>
          <text:p text:style-name="P1"><text:span text:style-name="T1">Stop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05cm" svg:y1="6.35cm" svg:x2="19.685cm" svg:y2="6.35cm">
          <text:p/>
        </draw:line>
        <draw:line draw:style-name="gr1" draw:text-style-name="P1" draw:layer="layout" svg:x1="19.05cm" svg:y1="2.54cm" svg:x2="19.685cm" svg:y2="2.54cm">
          <text:p/>
        </draw:line>
        <draw:custom-shape draw:style-name="gr4" draw:text-style-name="P1" draw:layer="layout" svg:width="2.54cm" svg:height="6.35cm" svg:x="24.765cm" svg:y="3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6.35cm" svg:x="24.765cm" svg:y="10.79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1.59cm" svg:y1="4.445cm" svg:x2="24.765cm" svg:y2="4.445cm">
          <text:p/>
        </draw:line>
        <draw:line draw:style-name="gr1" draw:text-style-name="P1" draw:layer="layout" svg:x1="12.065cm" svg:y1="6.35cm" svg:x2="11.43cm" svg:y2="6.35cm">
          <text:p/>
        </draw:line>
        <draw:line draw:style-name="gr1" draw:text-style-name="P1" draw:layer="layout" svg:x1="12.065cm" svg:y1="2.54cm" svg:x2="11.43cm" svg:y2="2.54cm">
          <text:p/>
        </draw:line>
        <draw:custom-shape draw:style-name="gr9" draw:text-style-name="P1" draw:layer="layout" svg:width="8.255cm" svg:height="7.62cm" svg:x="0.635cm" svg:y="9.52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905cm" svg:height="0.963cm" svg:x="6.985cm" svg:y="9.525cm">
          <draw:text-box>
            <text:p>x14</text:p>
          </draw:text-box>
        </draw:frame>
        <draw:line draw:style-name="gr1" draw:text-style-name="P1" draw:layer="layout" svg:x1="8.89cm" svg:y1="13.335cm" svg:x2="8.687cm" svg:y2="13.335cm">
          <text:p/>
        </draw:line>
        <draw:line draw:style-name="gr1" draw:text-style-name="P1" draw:layer="layout" svg:x1="23.495cm" svg:y1="5.08cm" svg:x2="23.495cm" svg:y2="15.875cm">
          <text:p/>
        </draw:line>
        <draw:line draw:style-name="gr1" draw:text-style-name="P1" draw:layer="layout" svg:x1="24.765cm" svg:y1="5.08cm" svg:x2="23.495cm" svg:y2="5.08cm">
          <text:p/>
        </draw:line>
        <draw:line draw:style-name="gr1" draw:text-style-name="P1" draw:layer="layout" svg:x1="24.765cm" svg:y1="5.715cm" svg:x2="23.495cm" svg:y2="5.715cm">
          <text:p/>
        </draw:line>
        <draw:line draw:style-name="gr1" draw:text-style-name="P1" draw:layer="layout" svg:x1="24.765cm" svg:y1="6.35cm" svg:x2="23.495cm" svg:y2="6.35cm">
          <text:p/>
        </draw:line>
        <draw:line draw:style-name="gr1" draw:text-style-name="P1" draw:layer="layout" svg:x1="24.765cm" svg:y1="6.985cm" svg:x2="23.495cm" svg:y2="6.985cm">
          <text:p/>
        </draw:line>
        <draw:line draw:style-name="gr1" draw:text-style-name="P1" draw:layer="layout" svg:x1="24.765cm" svg:y1="7.62cm" svg:x2="23.495cm" svg:y2="7.62cm">
          <text:p/>
        </draw:line>
        <draw:line draw:style-name="gr1" draw:text-style-name="P1" draw:layer="layout" svg:x1="24.765cm" svg:y1="8.255cm" svg:x2="23.495cm" svg:y2="8.255cm">
          <text:p/>
        </draw:line>
        <draw:line draw:style-name="gr1" draw:text-style-name="P1" draw:layer="layout" svg:x1="24.765cm" svg:y1="8.89cm" svg:x2="23.495cm" svg:y2="8.89cm">
          <text:p/>
        </draw:line>
        <draw:frame draw:style-name="gr10" draw:layer="layout" svg:width="0.502cm" svg:height="1.204cm" svg:x="25.4cm" svg:y="3.81cm">
          <draw:text-box>
            <text:p/>
          </draw:text-box>
        </draw:frame>
        <draw:frame draw:style-name="gr2" draw:layer="layout" svg:width="1.27cm" svg:height="0.963cm" svg:x="24.765cm" svg:y="11.102cm">
          <draw:text-box>
            <text:p>T</text:p>
          </draw:text-box>
        </draw:frame>
        <draw:frame draw:style-name="gr2" draw:layer="layout" svg:width="1.27cm" svg:height="0.963cm" svg:x="24.765cm" svg:y="11.737cm">
          <draw:text-box>
            <text:p>10</text:p>
          </draw:text-box>
        </draw:frame>
        <draw:frame draw:style-name="gr2" draw:layer="layout" svg:width="1.27cm" svg:height="0.963cm" svg:x="24.765cm" svg:y="12.372cm">
          <draw:text-box>
            <text:p>11</text:p>
          </draw:text-box>
        </draw:frame>
        <draw:frame draw:style-name="gr2" draw:layer="layout" svg:width="1.27cm" svg:height="0.963cm" svg:x="24.765cm" svg:y="13.007cm">
          <draw:text-box>
            <text:p>12</text:p>
          </draw:text-box>
        </draw:frame>
        <draw:frame draw:style-name="gr2" draw:layer="layout" svg:width="1.27cm" svg:height="0.963cm" svg:x="24.765cm" svg:y="13.642cm">
          <draw:text-box>
            <text:p>13</text:p>
          </draw:text-box>
        </draw:frame>
        <draw:frame draw:style-name="gr2" draw:layer="layout" svg:width="1.27cm" svg:height="0.963cm" svg:x="24.765cm" svg:y="14.277cm">
          <draw:text-box>
            <text:p>14</text:p>
          </draw:text-box>
        </draw:frame>
        <draw:frame draw:style-name="gr2" draw:layer="layout" svg:width="1.27cm" svg:height="0.963cm" svg:x="24.765cm" svg:y="14.912cm">
          <draw:text-box>
            <text:p>15</text:p>
          </draw:text-box>
        </draw:frame>
        <draw:frame draw:style-name="gr2" draw:layer="layout" svg:width="1.27cm" svg:height="0.963cm" svg:x="24.765cm" svg:y="15.547cm">
          <draw:text-box>
            <text:p>16</text:p>
          </draw:text-box>
        </draw:frame>
        <draw:frame draw:style-name="gr2" draw:layer="layout" svg:width="1.27cm" svg:height="0.963cm" svg:x="24.765cm" svg:y="16.182cm">
          <draw:text-box>
            <text:p>17</text:p>
          </draw:text-box>
        </draw:frame>
        <draw:line draw:style-name="gr1" draw:text-style-name="P1" draw:layer="layout" svg:x1="24.765cm" svg:y1="12.065cm" svg:x2="23.495cm" svg:y2="12.065cm">
          <text:p/>
        </draw:line>
        <draw:line draw:style-name="gr1" draw:text-style-name="P1" draw:layer="layout" svg:x1="24.765cm" svg:y1="12.7cm" svg:x2="23.495cm" svg:y2="12.7cm">
          <text:p/>
        </draw:line>
        <draw:line draw:style-name="gr1" draw:text-style-name="P1" draw:layer="layout" svg:x1="24.765cm" svg:y1="14.605cm" svg:x2="23.495cm" svg:y2="14.605cm">
          <text:p/>
        </draw:line>
        <draw:line draw:style-name="gr1" draw:text-style-name="P1" draw:layer="layout" svg:x1="24.765cm" svg:y1="13.97cm" svg:x2="23.495cm" svg:y2="13.97cm">
          <text:p/>
        </draw:line>
        <draw:line draw:style-name="gr1" draw:text-style-name="P1" draw:layer="layout" svg:x1="24.765cm" svg:y1="15.24cm" svg:x2="23.495cm" svg:y2="15.24cm">
          <text:p/>
        </draw:line>
        <draw:line draw:style-name="gr1" draw:text-style-name="P1" draw:layer="layout" svg:x1="24.765cm" svg:y1="15.875cm" svg:x2="23.495cm" svg:y2="15.875cm">
          <text:p/>
        </draw:line>
        <draw:line draw:style-name="gr1" draw:text-style-name="P1" draw:layer="layout" svg:x1="22.225cm" svg:y1="4.445cm" svg:x2="22.225cm" svg:y2="8.89cm">
          <text:p/>
        </draw:line>
        <draw:line draw:style-name="gr1" draw:text-style-name="P1" draw:layer="layout" svg:x1="22.225cm" svg:y1="11.43cm" svg:x2="22.86cm" svg:y2="11.43cm">
          <text:p/>
        </draw:line>
        <draw:custom-shape draw:style-name="gr4" draw:text-style-name="P1" draw:layer="layout" svg:width="1.27cm" svg:height="1.27cm" svg:x="22.86cm" svg:y="10.795cm">
          <text:p/>
          <draw:enhanced-geometry svg:viewBox="0 0 21600 21600" draw:type="block-arc" draw:modifiers="-179.597460162967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" draw:text-style-name="P1" draw:layer="layout" svg:x1="24.765cm" svg:y1="11.43cm" svg:x2="24.13cm" svg:y2="11.43cm">
          <text:p/>
        </draw:line>
        <draw:frame draw:style-name="gr2" draw:layer="layout" svg:width="3.81cm" svg:height="1.675cm" svg:x="3.81cm" svg:y="3.81cm">
          <draw:text-box>
            <text:p>emiT preamp</text:p>
          </draw:text-box>
        </draw:frame>
        <draw:frame draw:style-name="gr11" draw:text-style-name="P2" draw:layer="layout" svg:width="4.445cm" svg:height="1.427cm" svg:x="11.43cm" svg:y="0.478cm">
          <draw:text-box>
            <text:p text:style-name="P2"><text:span text:style-name="T2">Amp, low gain</text:span></text:p>
            <text:p text:style-name="P2"><text:span text:style-name="T2"><text:tab/></text:span><text:span text:style-name="T2">electron</text:span></text:p>
          </draw:text-box>
        </draw:frame>
        <draw:frame draw:style-name="gr11" draw:text-style-name="P2" draw:layer="layout" svg:width="4.445cm" svg:height="1.427cm" svg:x="11.43cm" svg:y="4.445cm">
          <draw:text-box>
            <text:p text:style-name="P2"><text:span text:style-name="T2">Amp, high gain</text:span></text:p>
            <text:p text:style-name="P2"><text:span text:style-name="T2"><text:tab/></text:span><text:span text:style-name="T2">proton</text:span></text:p>
          </draw:text-box>
        </draw:frame>
        <draw:line draw:style-name="gr1" draw:text-style-name="P1" draw:layer="layout" svg:x1="24.765cm" svg:y1="9.525cm" svg:x2="24.13cm" svg:y2="9.525cm">
          <text:p/>
        </draw:line>
        <draw:line draw:style-name="gr1" draw:text-style-name="P1" draw:layer="layout" svg:x1="22.86cm" svg:y1="9.525cm" svg:x2="15.875cm" svg:y2="9.525cm">
          <text:p/>
        </draw:line>
        <draw:line draw:style-name="gr1" draw:text-style-name="P1" draw:layer="layout" svg:x1="24.765cm" svg:y1="16.51cm" svg:x2="11.43cm" svg:y2="16.51cm">
          <text:p/>
        </draw:line>
        <draw:custom-shape draw:style-name="gr4" draw:text-style-name="P1" draw:layer="layout" svg:width="1.27cm" svg:height="1.27cm" draw:transform="rotate (-1.57079632679579) translate (12.065cm 12.7cm)">
          <text:p/>
          <draw:enhanced-geometry svg:viewBox="0 0 21600 21600" draw:type="block-arc" draw:modifiers="-179.597460162967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2" draw:text-style-name="P3" draw:layer="layout" svg:width="5.715cm" svg:height="1.52cm" svg:x="21.59cm" svg:y="2.54cm">
          <draw:text-box>
            <text:p text:style-name="P2"><text:span text:style-name="T3">GaGe Compuscope</text:span></text:p>
            <text:p text:style-name="P2"><text:span text:style-name="T3">(81.92</text:span><text:span text:style-name="T4">μ</text:span><text:span text:style-name="T5">s)</text:span></text:p>
          </draw:text-box>
        </draw:frame>
        <draw:custom-shape draw:style-name="gr4" draw:text-style-name="P1" draw:layer="layout" svg:width="-1.27cm" svg:height="-1.27cm" svg:x="24.13cm" svg:y="10.16cm">
          <text:p/>
          <draw:enhanced-geometry svg:viewBox="0 0 21600 21600" draw:type="block-arc" draw:modifiers="-179.597460162967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1.27cm" svg:height="1.27cm" draw:transform="rotate (1.5707963267946) translate (21.59cm 10.16cm)">
          <text:p/>
          <draw:enhanced-geometry svg:viewBox="0 0 21600 21600" draw:type="block-arc" draw:modifiers="-179.597460162967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" draw:text-style-name="P1" draw:layer="layout" svg:x1="22.225cm" svg:y1="11.43cm" svg:x2="22.225cm" svg:y2="10.16cm">
          <text:p/>
        </draw:line>
        <draw:line draw:style-name="gr1" draw:text-style-name="P1" draw:layer="layout" svg:x1="24.765cm" svg:y1="13.335cm" svg:x2="23.495cm" svg:y2="13.335cm">
          <text:p/>
        </draw:line>
        <draw:line draw:style-name="gr1" draw:text-style-name="P1" draw:layer="layout" svg:x1="11.43cm" svg:y1="2.54cm" svg:x2="11.43cm" svg:y2="12.7cm">
          <text:p/>
        </draw:line>
        <draw:line draw:style-name="gr1" draw:text-style-name="P1" draw:layer="layout" svg:x1="11.43cm" svg:y1="13.97cm" svg:x2="11.43cm" svg:y2="16.51cm">
          <text:p/>
        </draw:line>
        <draw:line draw:style-name="gr1" draw:text-style-name="P1" draw:layer="layout" svg:x1="15.875cm" svg:y1="3.175cm" svg:x2="15.875cm" svg:y2="5.715cm">
          <text:p/>
        </draw:line>
        <draw:custom-shape draw:style-name="gr4" draw:text-style-name="P1" draw:layer="layout" svg:width="1.27cm" svg:height="1.27cm" draw:transform="rotate (-1.57079632679579) translate (16.51cm 5.715cm)">
          <text:p/>
          <draw:enhanced-geometry svg:viewBox="0 0 21600 21600" draw:type="block-arc" draw:modifiers="-179.597460162967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" draw:text-style-name="P1" draw:layer="layout" svg:x1="15.875cm" svg:y1="6.985cm" svg:x2="15.875cm" svg:y2="9.525cm">
          <text:p/>
        </draw:line>
        <draw:frame draw:style-name="gr13" draw:layer="layout" svg:width="0.502cm" svg:height="1.676cm" svg:x="11.689cm" svg:y="0.051cm">
          <draw:text-box>
            <text:p/>
            <text:p/>
          </draw:text-box>
        </draw:frame>
        <draw:line draw:style-name="gr14" draw:text-style-name="P1" draw:layer="layout" svg:x1="8.89cm" svg:y1="4.445cm" svg:x2="10.795cm" svg:y2="4.445cm">
          <text:p/>
        </draw:line>
        <draw:frame draw:style-name="gr2" draw:text-style-name="P4" draw:layer="layout" svg:width="1.905cm" svg:height="0.885cm" svg:x="8.89cm" svg:y="3.56cm">
          <draw:text-box>
            <text:p><text:span text:style-name="T6">Fiber</text:span></text:p>
          </draw:text-box>
        </draw:frame>
        <draw:line draw:style-name="gr1" draw:text-style-name="P1" draw:layer="layout" svg:x1="13.187cm" svg:y1="3.177cm" svg:x2="15.875cm" svg:y2="3.175cm">
          <text:p/>
        </draw:line>
        <draw:line draw:style-name="gr1" draw:text-style-name="P1" draw:layer="layout" svg:x1="11.43cm" svg:y1="4.445cm" svg:x2="8.687cm" svg:y2="4.4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203cm" draw:rotation="450"/>
    <draw:hatch draw:name="Hatch_20_1" draw:display-name="Hatch 1" draw:style="single" draw:color="#000000" draw:distance="0.203cm" draw:rotation="450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enjamin O'Neill</meta:initial-creator>
    <meta:creation-date>2011-12-23T14:27:43.08</meta:creation-date>
    <dc:date>2012-01-09T13:47:24.11</dc:date>
    <dc:creator>Benjamin O'Neill</dc:creator>
    <meta:editing-duration>PT3H48M46S</meta:editing-duration>
    <meta:editing-cycles>21</meta:editing-cycles>
    <meta:generator>OpenOffice.org/3.3$Win32 OpenOffice.org_project/330m20$Build-9567</meta:generator>
    <meta:document-statistic meta:object-count="86"/>
  </office:meta>
</office:document-meta>
</file>